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6.0055in" svg:y="2.3217in">
            <draw:object draw:notify-on-update-of-ranges="Sheet1.AF1:Sheet1.AF1 Sheet1.AF2:Sheet1.AF4 Sheet1.AG1:Sheet1.AG1 Sheet1.AG2:Sheet1.AG4 Sheet1.AF1:Sheet1.AF1 Sheet1.AF2:Sheet1.AF4 Sheet1.AH1:Sheet1.AH1 Sheet1.AH2:Sheet1.AH4 Sheet1.AF1:Sheet1.AF1 Sheet1.AF2:Sheet1.AF4 Sheet1.AI1:Sheet1.AI1 Sheet1.AI2:Sheet1.AI4 Sheet1.AF1:Sheet1.AF1 Sheet1.AF2:Sheet1.AF4 Sheet1.AJ1:Sheet1.AJ1 Sheet1.AJ2:Sheet1.A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2"/>
          <table:table-cell office:value-type="string" calcext:value-type="string">
            <text:p>Nodes 2</text:p>
          </table:table-cell>
          <table:table-cell office:value-type="string" calcext:value-type="string">
            <text:p>Nodes 4 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table:formula="of:=AVERAGE([.R23];[.R58];[.R93];[.R128];[.R163];[.R198];[.R233])" office:value-type="float" office:value="26078852.3809524" calcext:value-type="float">
            <text:p>2.61E+007</text:p>
          </table:table-cell>
          <table:table-cell table:style-name="ce1" table:formula="of:=AVERAGE([.X23];[.X58];[.X93];[.X128];[.X163];[.X198])" office:value-type="float" office:value="32072533.3333333" calcext:value-type="float">
            <text:p>3.21E+007</text:p>
          </table:table-cell>
          <table:table-cell table:style-name="ce1" table:formula="of:=AVERAGE([.AD23];[.AD58];[.AD93];[.AD128];[.AD163];[.AD198])" office:value-type="float" office:value="30344241.6666667" calcext:value-type="float">
            <text:p>3.03E+007</text:p>
          </table:table-cell>
          <table:table-cell table:style-name="ce1" table:formula="of:=AVERAGE([.I23];[.I58];[.I93];[.I128];[.I163];[.I198])" office:value-type="float" office:value="22226177.7777778" calcext:value-type="float">
            <text:p>2.22E+00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table:formula="of:=AVERAGE([.L23];[.L58];[.L93];[.L128];[.L163];[.L198])" office:value-type="float" office:value="30676255.5555556" calcext:value-type="float">
            <text:p>3.07E+007</text:p>
          </table:table-cell>
          <table:table-cell table:style-name="ce1" table:formula="of:=AVERAGE([.U23];[.U58];[.U93];[.U128];[.U163];[.U198])" office:value-type="float" office:value="45593577.7777778" calcext:value-type="float">
            <text:p>4.56E+007</text:p>
          </table:table-cell>
          <table:table-cell table:style-name="ce1" table:formula="of:=AVERAGE([.AA23];[.AA58];[.AA93];[.AA128];[.AA163];[.AA198])" office:value-type="float" office:value="63821611.1111111" calcext:value-type="float">
            <text:p>6.38E+007</text:p>
          </table:table-cell>
          <table:table-cell table:style-name="ce1" table:formula="of:=AVERAGE([.C23];[.C58];[.C93];[.C128];[.C163];[.C198])" office:value-type="float" office:value="70980344.4444444" calcext:value-type="float">
            <text:p>7.10E+007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1" table:formula="of:=AVERAGE([.O23];[.O58];[.O93];[.O128];[.O163];[.O198])" office:value-type="float" office:value="93164600" calcext:value-type="float">
            <text:p>9.32E+007</text:p>
          </table:table-cell>
          <table:table-cell table:style-name="ce1" table:formula="of:=AVERAGE([.F23];[.F58];[.F93];[.F128];[.F163];[.F198])" office:value-type="float" office:value="146003166.666667" calcext:value-type="float">
            <text:p>1.46E+008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 table:formula="of:=AVERAGE([.B23:.B25])" office:value-type="float" office:value="71002533.3333333" calcext:value-type="float">
            <text:p>7.1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 table:style-name="ce1" table:formula="of:=AVERAGE([.E23:.E25])" office:value-type="float" office:value="145662333.333333" calcext:value-type="float">
            <text:p>1.46E+008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 table:formula="of:=AVERAGE([.H23:.H25])" office:value-type="float" office:value="22259033.3333333" calcext:value-type="float">
            <text:p>2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 table:formula="of:=AVERAGE([.K23:.K25])" office:value-type="float" office:value="30620366.6666667" calcext:value-type="float">
            <text:p>3.0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style-name="ce1" table:formula="of:=AVERAGE([.N23:.N25])" office:value-type="float" office:value="93164600" calcext:value-type="float">
            <text:p>9.32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style-name="ce1" table:formula="of:=AVERAGE([.Q23:.Q25])" office:value-type="float" office:value="26231066.6666667" calcext:value-type="float">
            <text:p>2.62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 table:style-name="ce1" table:formula="of:=AVERAGE([.T23:.T25])" office:value-type="float" office:value="45523266.6666667" calcext:value-type="float">
            <text:p>4.5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 table:style-name="ce1" table:formula="of:=AVERAGE([.W23:.W25])" office:value-type="float" office:value="32126100" calcext:value-type="float">
            <text:p>3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 table:style-name="ce1" table:formula="of:=AVERAGE([.Z23:.Z25])" office:value-type="float" office:value="63817800" calcext:value-type="float">
            <text:p>6.38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 table:formula="of:=AVERAGE([.AC23:.AC25])" office:value-type="float" office:value="30182233.3333333" calcext:value-type="float">
            <text:p>3.02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33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 table:style-name="ce1"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 table:style-name="ce1"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 table:style-name="ce1"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 table:style-name="ce1"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 table:style-name="ce1"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 table:style-name="ce1"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 table:style-name="ce1"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 table:style-name="ce1"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 table:style-name="ce1"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 table:formula="of:=AVERAGE([.B58:.B60])" office:value-type="float" office:value="70808700" calcext:value-type="float">
            <text:p>7.08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style-name="ce1" table:formula="of:=AVERAGE([.E58:.E60])" office:value-type="float" office:value="146344000" calcext:value-type="float">
            <text:p>1.46E+008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 table:formula="of:=AVERAGE([.H58:.H60])" office:value-type="float" office:value="22203400" calcext:value-type="float">
            <text:p>2.22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 table:formula="of:=AVERAGE([.K58:.K60])" office:value-type="float" office:value="30629400" calcext:value-type="float">
            <text:p>3.06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 table:style-name="ce1" table:formula="of:=AVERAGE([.Q58:.Q60])" office:value-type="float" office:value="25866666.6666667" calcext:value-type="float">
            <text:p>2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 table:style-name="ce1" table:formula="of:=AVERAGE([.T58:.T60])" office:value-type="float" office:value="45580200" calcext:value-type="float">
            <text:p>4.5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 table:style-name="ce1" table:formula="of:=AVERAGE([.W58:.W60])" office:value-type="float" office:value="31898800" calcext:value-type="float">
            <text:p>3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 table:style-name="ce1" table:formula="of:=AVERAGE([.Z58:.Z60])" office:value-type="float" office:value="63951166.6666667" calcext:value-type="float">
            <text:p>6.4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 table:formula="of:=AVERAGE([.AC58:.AC60])" office:value-type="float" office:value="30396466.6666667" calcext:value-type="float">
            <text:p>3.04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33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 table:style-name="ce1"/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 table:style-name="ce1"/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 table:style-name="ce1"/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 table:style-name="ce1"/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 table:style-name="ce1"/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 table:style-name="ce1"/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 table:style-name="ce1"/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 table:style-name="ce1"/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 table:style-name="ce1"/>
          <table:table-cell table:number-columns-repeated="3"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 table:style-name="ce1"/>
          <table:table-cell table:number-columns-repeated="3"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 table:formula="of:=AVERAGE([.B93:.B95])" office:value-type="float" office:value="71129800" calcext:value-type="float">
            <text:p>7.11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 table:formula="of:=AVERAGE([.H93:.H95])" office:value-type="float" office:value="22265900" calcext:value-type="float">
            <text:p>2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 table:formula="of:=AVERAGE([.K93:.K95])" office:value-type="float" office:value="30779000" calcext:value-type="float">
            <text:p>3.08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 table:style-name="ce1" table:formula="of:=AVERAGE([.Q93:.Q95])" office:value-type="float" office:value="26071500" calcext:value-type="float">
            <text:p>2.6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 table:style-name="ce1" table:formula="of:=AVERAGE([.T93:.T95])" office:value-type="float" office:value="45677266.6666667" calcext:value-type="float">
            <text:p>4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 table:style-name="ce1" table:formula="of:=AVERAGE([.W93:.W95])" office:value-type="float" office:value="32113633.3333333" calcext:value-type="float">
            <text:p>3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 table:style-name="ce1" table:formula="of:=AVERAGE([.Z93:.Z95])" office:value-type="float" office:value="63695866.6666667" calcext:value-type="float">
            <text:p>6.3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 table:formula="of:=AVERAGE([.AC93:.AC95])" office:value-type="float" office:value="30317566.6666667" calcext:value-type="float">
            <text:p>3.03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 table:style-name="ce1"/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 table:style-name="ce1"/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 table:style-name="ce1"/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 table:style-name="ce1"/>
          <table:table-cell table:number-columns-repeated="3"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 table:style-name="ce1"/>
          <table:table-cell table:number-columns-repeated="3"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 table:style-name="ce1"/>
          <table:table-cell table:number-columns-repeated="3"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 table:style-name="ce1"/>
          <table:table-cell table:number-columns-repeated="3"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 table:style-name="ce1"/>
          <table:table-cell table:number-columns-repeated="3"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 table:style-name="ce1"/>
          <table:table-cell table:number-columns-repeated="3"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 table:style-name="ce1"/>
          <table:table-cell table:number-columns-repeated="3"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 table:style-name="ce1"/>
          <table:table-cell table:number-columns-repeated="3"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 table:formula="of:=AVERAGE([.H128:.H130])" office:value-type="float" office:value="22230833.3333333" calcext:value-type="float">
            <text:p>2.22E+007</text:p>
          </table:table-cell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style-name="ce1" table:formula="of:=AVERAGE([.Q128:.Q130])" office:value-type="float" office:value="26054000" calcext:value-type="float">
            <text:p>2.61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 table:formula="of:=AVERAGE([.H163:.H165])" office:value-type="float" office:value="22087933.3333333" calcext:value-type="float">
            <text:p>2.21E+007</text:p>
          </table:table-cell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style-name="ce1" table:formula="of:=AVERAGE([.Q163:.Q165])" office:value-type="float" office:value="26026000" calcext:value-type="float">
            <text:p>2.60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style-name="ce1" table:formula="of:=AVERAGE([.W163:.W165])" office:value-type="float" office:value="32151600" calcext:value-type="float">
            <text:p>3.22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 table:formula="of:=AVERAGE([.AC163:.AC165])" office:value-type="float" office:value="30480700" calcext:value-type="float">
            <text:p>3.05E+00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style-name="ce1" table:formula="of:=AVERAGE([.W197:.W199])" office:value-type="float" office:value="30289900" calcext:value-type="float">
            <text:p>3.03E+007</text:p>
          </table:table-cell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 table:formula="of:=AVERAGE([.AC197:.AC199])" office:value-type="float" office:value="24670766.6666667" calcext:value-type="float">
            <text:p>2.47E+00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 table:formula="of:=AVERAGE([.H198:.H200])" office:value-type="float" office:value="22309966.6666667" calcext:value-type="float">
            <text:p>2.23E+007</text:p>
          </table:table-cell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style-name="ce1" table:formula="of:=AVERAGE([.Q198:.Q200])" office:value-type="float" office:value="26164400" calcext:value-type="float">
            <text:p>2.62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style-name="ce1" table:formula="of:=AVERAGE([.Q233:.Q235])" office:value-type="float" office:value="26138333.3333333" calcext:value-type="float">
            <text:p>2.61E+007</text:p>
          </table:table-cell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4:04:36.651970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12T16:11:51.831743080</dc:date>
    <meta:editing-duration>PT46M33S</meta:editing-duration>
    <meta:editing-cycles>4</meta:editing-cycles>
    <meta:generator>LibreOffice/4.2.7.2$Linux_X86_64 LibreOffice_project/420m0$Build-2</meta:generator>
    <meta:document-statistic meta:table-count="2" meta:cell-count="2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99cm" svg:y="3.456cm" style:legend-expansion="high" chart:style-name="ch2"/>
        <chart:plot-area chart:style-name="ch3" table:cell-range-address="Sheet1.AF1:Sheet1.AJ4" chart:data-source-has-labels="row" svg:x="0.319cm" svg:y="0.18cm" svg:width="12.561cm" svg:height="8.645cm">
          <chartooo:coordinate-region svg:x="2.237cm" svg:y="0.38cm" svg:width="10.45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G2:Sheet1.AG4" chart:label-cell-address="Sheet1.AG1:Sheet1.AG1" chart:class="chart:scatter">
            <chart:domain table:cell-range-address="Sheet1.AF2:Sheet1.AF4"/>
            <chart:data-point chart:repeated="3"/>
          </chart:series>
          <chart:series chart:style-name="ch8" chart:values-cell-range-address="Sheet1.AH2:Sheet1.AH4" chart:label-cell-address="Sheet1.AH1:Sheet1.AH1" chart:class="chart:scatter">
            <chart:data-point chart:repeated="3"/>
          </chart:series>
          <chart:series chart:style-name="ch9" chart:values-cell-range-address="Sheet1.AI2:Sheet1.AI4" chart:label-cell-address="Sheet1.AI1:Sheet1.AI1" chart:class="chart:scatter">
            <chart:data-point chart:repeated="3"/>
          </chart:series>
          <chart:series chart:style-name="ch10" chart:values-cell-range-address="Sheet1.AJ2:Sheet1.AJ4" chart:label-cell-address="Sheet1.AJ1:Sheet1.AJ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Nodes 2</text:p>
                <draw:g>
                  <svg:desc>Sheet1.AG1:Sheet1.AG1</svg:desc>
                </draw:g>
              </table:table-cell>
              <table:table-cell office:value-type="string">
                <text:p>Nodes 4 </text:p>
                <draw:g>
                  <svg:desc>Sheet1.AH1:Sheet1.AH1</svg:desc>
                </draw:g>
              </table:table-cell>
              <table:table-cell office:value-type="string">
                <text:p>Nodes 8</text:p>
                <draw:g>
                  <svg:desc>Sheet1.AI1:Sheet1.AI1</svg:desc>
                </draw:g>
              </table:table-cell>
              <table:table-cell office:value-type="string">
                <text:p>Nodes 16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F2:Sheet1.AF4</svg:desc>
                </draw:g>
              </table:table-cell>
              <table:table-cell office:value-type="float" office:value="26078852.3809524">
                <text:p>26078852.3809524</text:p>
                <draw:g>
                  <svg:desc>Sheet1.AG2:Sheet1.AG4</svg:desc>
                </draw:g>
              </table:table-cell>
              <table:table-cell office:value-type="float" office:value="32072533.3333333">
                <text:p>32072533.3333333</text:p>
                <draw:g>
                  <svg:desc>Sheet1.AH2:Sheet1.AH4</svg:desc>
                </draw:g>
              </table:table-cell>
              <table:table-cell office:value-type="float" office:value="30344241.6666667">
                <text:p>30344241.6666667</text:p>
                <draw:g>
                  <svg:desc>Sheet1.AI2:Sheet1.AI4</svg:desc>
                </draw:g>
              </table:table-cell>
              <table:table-cell office:value-type="float" office:value="22226177.7777778">
                <text:p>22226177.7777778</text:p>
                <draw:g>
                  <svg:desc>Sheet1.AJ2:Sheet1.AJ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0676255.5555556">
                <text:p>30676255.5555556</text:p>
              </table:table-cell>
              <table:table-cell office:value-type="float" office:value="45593577.7777778">
                <text:p>45593577.7777778</text:p>
              </table:table-cell>
              <table:table-cell office:value-type="float" office:value="63821611.1111111">
                <text:p>63821611.1111111</text:p>
              </table:table-cell>
              <table:table-cell office:value-type="float" office:value="70980344.4444444">
                <text:p>70980344.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64600">
                <text:p>93164600</text:p>
              </table:table-cell>
              <table:table-cell office:value-type="float" office:value="146003166.666667">
                <text:p>146003166.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